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erHttpAsyncRequestControl.onTimeout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erHttpAsyncRequestControl.ServletServerHttpAsyncRequestControl( ServletServerHttpRequest request , Servlet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ServerHttpAsyncRequestControl.onComplete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erHttpAsyncRequestControl.comple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erHttpAsyncRequestControl.start( long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ServerHttpAsyncRequestControl.is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AsyncRequestControl.onError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erHttpAsyncRequestContro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AsyncRequestControl.is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AsyncRequestControl.onStartAsync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